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erif"/>
    <style:font-face style:name="OpenSymbol" svg:font-family="OpenSymbol"/>
    <style:font-face style:name="Tahoma1" svg:font-family="Tahoma"/>
    <style:font-face style:name="Verdana" svg:font-family="Verdana, serif"/>
    <style:font-face style:name="Courier New1" svg:font-family="'Courier New'" style:font-family-generic="modern" style:font-pitch="fixed"/>
    <style:font-face style:name="Courier New2" svg:font-family="'Courier New', serif"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7.59cm" style:rel-width="100%" table:align="left"/>
    </style:style>
    <style:style style:name="Table2.A" style:family="table-column">
      <style:table-column-properties style:column-width="17.59cm" style:rel-column-width="65535*"/>
    </style:style>
    <style:style style:name="Table2.A1" style:family="table-cell">
      <style:table-cell-properties fo:background-color="#ffffff" fo:padding="0.265cm" fo:border="none">
        <style:background-image/>
      </style:table-cell-properties>
    </style:style>
    <style:style style:name="Table5" style:family="table">
      <style:table-properties style:width="17.066cm" fo:margin-left="0cm" fo:margin-right="-0.005cm" table:align="margins"/>
    </style:style>
    <style:style style:name="Table5.A" style:family="table-column">
      <style:table-column-properties style:column-width="11.086cm" style:rel-column-width="6285*"/>
    </style:style>
    <style:style style:name="Table5.B" style:family="table-column">
      <style:table-column-properties style:column-width="5.98cm" style:rel-column-width="339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4" style:family="table">
      <style:table-properties style:width="14.76cm" table:align="left"/>
    </style:style>
    <style:style style:name="Table4.A" style:family="table-column">
      <style:table-column-properties style:column-width="14.76cm"/>
    </style:style>
    <style:style style:name="Table4.A1" style:family="table-cell">
      <style:table-cell-properties style:vertical-align="middle" fo:padding="0.049cm" fo:border="none"/>
    </style:style>
    <style:style style:name="P1" style:family="paragraph" style:parent-style-name="Standard">
      <style:paragraph-properties fo:margin-left="0.397cm" fo:margin-right="0cm" fo:text-indent="0cm" style:auto-text-indent="false" fo:background-color="#ffffe0">
        <style:background-image/>
      </style:paragraph-properties>
      <style:text-properties fo:color="#000080" fo:font-size="14pt" style:font-size-asian="14pt" style:font-size-complex="14pt"/>
    </style:style>
    <style:style style:name="P2" style:family="paragraph" style:parent-style-name="Table_20_Contents" style:list-style-name="L1">
      <style:text-properties style:font-name="Verdana" fo:font-size="12pt"/>
    </style:style>
    <style:style style:name="P3" style:family="paragraph" style:parent-style-name="Table_20_Contents" style:list-style-name="L3">
      <style:text-properties style:font-name="Verdana" fo:font-size="12pt"/>
    </style:style>
    <style:style style:name="P4" style:family="paragraph" style:parent-style-name="Table_20_Contents">
      <style:text-properties style:font-name="Courier New2" fo:font-size="14pt" style:font-size-asian="14pt" style:font-size-complex="14pt"/>
    </style:style>
    <style:style style:name="P5" style:family="paragraph" style:parent-style-name="Table_20_Contents">
      <style:text-properties style:font-name="Courier New2" fo:font-size="14pt" fo:font-weight="bold" style:font-size-asian="14pt" style:font-weight-asian="bold" style:font-size-complex="14pt" style:font-weight-complex="bold"/>
    </style:style>
    <style:style style:name="P6" style:family="paragraph" style:parent-style-name="Table_20_Contents">
      <style:paragraph-properties fo:margin-top="0cm" fo:margin-bottom="0.499cm"/>
    </style:style>
    <style:style style:name="P7" style:family="paragraph" style:parent-style-name="Table_20_Contents">
      <style:paragraph-properties fo:margin-top="0cm" fo:margin-bottom="0.499cm" fo:text-align="center" style:justify-single-word="false"/>
      <style:text-properties fo:color="#ff0000" style:font-name="Verdana" fo:font-size="24pt" fo:font-weight="bold"/>
    </style:style>
    <style:style style:name="P8" style:family="paragraph" style:parent-style-name="Table_20_Contents">
      <style:paragraph-properties fo:margin-top="0cm" fo:margin-bottom="0.499cm"/>
      <style:text-properties style:font-name="Verdana" fo:font-size="12pt"/>
    </style:style>
    <style:style style:name="P9" style:family="paragraph" style:parent-style-name="Table_20_Contents" style:list-style-name="L1">
      <style:paragraph-properties fo:margin-top="0cm" fo:margin-bottom="0.499cm"/>
      <style:text-properties style:font-name="Verdana" fo:font-size="12pt"/>
    </style:style>
    <style:style style:name="P10" style:family="paragraph" style:parent-style-name="Table_20_Contents" style:list-style-name="L3">
      <style:paragraph-properties fo:margin-top="0cm" fo:margin-bottom="0.499cm"/>
      <style:text-properties style:font-name="Verdana" fo:font-size="12pt"/>
    </style:style>
    <style:style style:name="P11" style:family="paragraph" style:parent-style-name="Table_20_Contents">
      <style:paragraph-properties fo:margin-top="0cm" fo:margin-bottom="0.499cm"/>
      <style:text-properties fo:color="#4599b1" style:font-name="Verdana" fo:font-size="14pt" fo:font-weight="bold"/>
    </style:style>
    <style:style style:name="P12" style:family="paragraph" style:parent-style-name="Table_20_Contents" style:list-style-name="L3">
      <style:paragraph-properties fo:margin-top="0cm" fo:margin-bottom="0.499cm"/>
    </style:style>
    <style:style style:name="P13" style:family="paragraph" style:parent-style-name="Table_20_Contents">
      <style:paragraph-properties fo:margin-top="0cm" fo:margin-bottom="0.199cm"/>
      <style:text-properties style:font-name="Verdana" fo:font-size="12pt"/>
    </style:style>
    <style:style style:name="P14" style:family="paragraph" style:parent-style-name="Preformatted_20_Text">
      <style:paragraph-properties fo:margin-left="0.397cm" fo:margin-right="0cm" fo:text-indent="0cm" style:auto-text-indent="false" fo:background-color="#ffffe0">
        <style:background-image/>
      </style:paragraph-properties>
    </style:style>
    <style:style style:name="P15" style:family="paragraph" style:parent-style-name="Preformatted_20_Text">
      <style:paragraph-properties fo:margin-left="0.397cm" fo:margin-right="0cm" fo:text-indent="0cm" style:auto-text-indent="false" fo:background-color="#ffffe0">
        <style:background-image/>
      </style:paragraph-properties>
      <style:text-properties fo:color="#000080"/>
    </style:style>
    <style:style style:name="P16" style:family="paragraph" style:parent-style-name="Preformatted_20_Text">
      <style:paragraph-properties fo:margin-left="0.397cm" fo:margin-right="0cm" fo:text-indent="0cm" style:auto-text-indent="false" fo:background-color="#ffffe0">
        <style:background-image/>
      </style:paragraph-properties>
      <style:text-properties fo:color="#000080" fo:font-size="14pt" style:font-size-asian="14pt" style:font-size-complex="14pt"/>
    </style:style>
    <style:style style:name="P17" style:family="paragraph" style:parent-style-name="Preformatted_20_Text">
      <style:paragraph-properties fo:margin-left="0.397cm" fo:margin-right="0cm" fo:text-indent="0cm" style:auto-text-indent="false" fo:background-color="#ffffe0">
        <style:background-image/>
      </style:paragraph-properties>
      <style:text-properties fo:color="#000080" style:font-name="Verdana" fo:font-size="14pt" style:font-size-asian="14pt" style:font-size-complex="14pt"/>
    </style:style>
    <style:style style:name="P18" style:family="paragraph" style:parent-style-name="Preformatted_20_Text">
      <style:paragraph-properties fo:margin-left="0.397cm" fo:margin-right="0cm" fo:text-indent="0cm" style:auto-text-indent="false" fo:background-color="#ffffe0">
        <style:background-image/>
      </style:paragraph-properties>
      <style:text-properties fo:font-size="14pt" style:font-size-asian="14pt" style:font-size-complex="14pt"/>
    </style:style>
    <style:style style:name="P19" style:family="paragraph" style:parent-style-name="Preformatted_20_Text">
      <style:paragraph-properties fo:margin-left="0.397cm" fo:margin-right="0cm" fo:margin-top="0cm" fo:margin-bottom="0.499cm" fo:text-indent="0cm" style:auto-text-indent="false" fo:background-color="#ffffe0">
        <style:background-image/>
      </style:paragraph-properties>
      <style:text-properties fo:color="#000080"/>
    </style:style>
    <style:style style:name="T1" style:family="text">
      <style:text-properties fo:color="#000080" style:font-name="Courier New" fo:font-size="14pt" fo:font-weight="bold" style:font-size-asian="14pt" style:font-size-complex="14pt"/>
    </style:style>
    <style:style style:name="T2" style:family="text">
      <style:text-properties style:font-name="Verdana" fo:font-size="12pt"/>
    </style:style>
    <style:style style:name="T3" style:family="text">
      <style:text-properties style:font-name="Courier New" fo:font-weight="bold"/>
    </style:style>
    <style:style style:name="T4" style:family="text">
      <style:text-properties style:font-name="Courier New" fo:font-size="12pt" fo:font-weight="bold"/>
    </style:style>
    <style:style style:name="T5" style:family="text">
      <style:text-properties fo:font-weight="bold" style:font-weight-asian="bold" style:font-weight-complex="bold"/>
    </style:style>
    <style:style style:name="T6" style:family="text">
      <style:text-properties fo:color="#4599b1" style:font-name="Verdana" fo:font-size="14pt"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2" table:style-name="Table2">
        <table:table-column table:style-name="Table2.A"/>
        <table:table-row>
          <table:table-cell table:style-name="Table2.A1" office:value-type="string">
            <text:p text:style-name="P7">OOP244 Test 2 - Apr 9 2010</text:p>
            <text:p text:style-name="P8"><text:line-break/><text:line-break/>Name _______________________ Student Number _____________________</text:p>
            <text:p text:style-name="P11">NOTES:</text:p>
            <text:list xml:id="list29475852" text:style-name="L1">
              <text:list-item>
                <text:p text:style-name="P2">This test has 4 pages and lasts two full periods</text:p>
              </text:list-item>
              <text:list-item>
                <text:p text:style-name="P2">This test is out of 20 marks and is worth 15% of your final grade</text:p>
              </text:list-item>
              <text:list-item>
                <text:p text:style-name="P2">There are 2 questions - attempt both of them</text:p>
              </text:list-item>
              <text:list-item>
                <text:p text:style-name="P2">Answer all questions in the exam booklet provided</text:p>
              </text:list-item>
              <text:list-item>
                <text:p text:style-name="P2">Hand in this test paper with your answer booklet</text:p>
              </text:list-item>
              <text:list-item>
                <text:p text:style-name="P9">You may use your copy of the lecture notes, the subject notes, one textbook, a non-programmable, non-messaging calculator and a paper foreign-language dictionary</text:p>
              </text:list-item>
            </text:list>
            <text:p text:style-name="P11">QUESTION 1 - WORD PROBLEM - (10 MARKS):</text:p>
            <text:p text:style-name="P8">Design and code a class named <text:span text:style-name="T1">Mug</text:span> that holds information about a household drinking mug.  The information includes the volume of the mug, the amount of liquid left in the mug, and the name written on the outside of the mug.  Upon instantiation, a <text:span text:style-name="T1">Mug</text:span> object may receive nothing or may receive two pieces of information: an integer value holding the volume of the mug in millilitres and the address of a C-style null-terminated string holding the name written on the outside of the mug.  A valid volume is any positive value.  The description may be of any length.  If the object does not receive any data or the data provided is invalid in any way, the object adopts a safe empty state.  The object is initially empty.</text:p>
            <text:p text:style-name="P8">Store your class declaration in a header file named <text:span text:style-name="T1">Mug.h</text:span> and your function definitions in an implementation file named <text:span text:style-name="T1">Mug.cpp</text:span>.  Include all of the prototypes necessary to ensure proper compilation and execution of your coding.</text:p>
            <text:p text:style-name="P8">Since your design must accommodate a description of any length, your design should include a deep copy constructor, a deep assignment operator and a destructor.</text:p>
            <text:p text:style-name="P8">Your design also includes two member operators and overloads the insertion operator:</text:p>
            <text:list xml:id="list31474091" text:style-name="L3">
              <text:list-item>
                <text:p text:style-name="P3"><text:soft-page-break/><text:span text:style-name="T1">Mug&amp; operator+=(int fill)</text:span> - a member operator that receives an integer value and increases the amount of liquid in the mug by that value if the object is not in an empty state.  If the value is greater than the amount of space remaining in the mug, your operator discards the extra liquid and leaves the mug completely full.  This operator returns a reference to the current object.</text:p>
              </text:list-item>
              <text:list-item>
                <text:p text:style-name="P3"><text:span text:style-name="T1">Mug&amp; operator-=(int empty)</text:span> - a member operator that receives an integer value and decreases the amount of liquid in the mug by that value if the object is not in an empty state.  If the value is greater than the amount of liquid remaining in the mug, your operator removes all of the liquid in the mug and leaves the mug completely empty.  This operator returns a reference to the current object.</text:p>
              </text:list-item>
              <text:list-item>
                <text:p text:style-name="P3">the overloaded insertion operator outputs the information in the following form:</text:p>
                <text:list>
                  <text:list-item>
                    <text:p text:style-name="P3">the volume of the mug in a field of five(5)</text:p>
                  </text:list-item>
                  <text:list-item>
                    <text:p text:style-name="P3">the volume of the liquid in the mug in a field of five(5)</text:p>
                  </text:list-item>
                  <text:list-item>
                    <text:p text:style-name="P3">a single space</text:p>
                  </text:list-item>
                  <text:list-item>
                    <text:p text:style-name="P10">the name written on the outside of the mug</text:p>
                  </text:list-item>
                </text:list>
                <text:p text:style-name="P12"><text:span text:style-name="T2">Design your operator so that it allows cascading.  If the object is empty, your operator outputs "empty object" in the description field as shown in the example below.</text:span></text:p>
              </text:list-item>
            </text:list>
            <text:p text:style-name="P8">The following program uses your class and produces the output shown on the right</text:p>
            <table:table table:name="Table5" table:style-name="Table5">
              <table:table-column table:style-name="Table5.A"/>
              <table:table-column table:style-name="Table5.B"/>
              <table:table-row>
                <table:table-cell table:style-name="Table5.A1" office:value-type="string">
                  <text:p text:style-name="P1"><text:span text:style-name="T3">#include &lt;iostream&gt;</text:span></text:p>
                  <text:p text:style-name="P16"><text:s/><text:span text:style-name="T3">using namespace std;</text:span></text:p>
                  <text:p text:style-name="P16"><text:s/><text:span text:style-name="T3">#include "Mug.h"</text:span></text:p>
                  <text:p text:style-name="P18"/>
                  <text:p text:style-name="P16"><text:s/><text:span text:style-name="T3">int main ( ) {</text:span></text:p>
                  <text:p text:style-name="P16"><text:s text:c="5"/><text:span text:style-name="T3">Mug coffee(250,"My Mug"), e; </text:span></text:p>
                  <text:p text:style-name="P16"><text:s text:c="5"/><text:span text:style-name="T3">cout &lt;&lt; coffee &lt;&lt; endl;</text:span></text:p>
                  <text:p text:style-name="P16"><text:s text:c="5"/><text:span text:style-name="T3">coffee += 200;</text:span></text:p>
                  <text:p text:style-name="P16"><text:s text:c="5"/><text:span text:style-name="T3">cout &lt;&lt; coffee &lt;&lt; endl;</text:span></text:p>
                  <text:p text:style-name="P16"><text:s text:c="5"/><text:span text:style-name="T3">coffee -= 50;</text:span></text:p>
                  <text:p text:style-name="P16"><text:s text:c="5"/><text:span text:style-name="T3">cout &lt;&lt; coffee &lt;&lt; endl;</text:span></text:p>
                  <text:p text:style-name="P16"><text:span text:style-name="T3"><text:s text:c="5"/>cout &lt;&lt; e &lt;&lt; endl;</text:span></text:p>
                  <text:p text:style-name="P17"><text:s text:c="5"/><text:span text:style-name="T3">return 0;</text:span></text:p>
                  <text:p text:style-name="P17"><text:span text:style-name="T3">}</text:span></text:p>
                </table:table-cell>
                <table:table-cell table:style-name="Table5.B1" office:value-type="string">
                  <text:p text:style-name="P4"/>
                  <text:p text:style-name="P4"/>
                  <text:p text:style-name="P4"/>
                  <text:p text:style-name="P4"/>
                  <text:p text:style-name="P4"/>
                  <text:p text:style-name="P4"/>
                  <text:p text:style-name="P4"><text:s text:c="2"/><text:span text:style-name="T5">250 <text:s text:c="3"/>0 My Mug</text:span></text:p>
                  <text:p text:style-name="P5"/>
                  <text:p text:style-name="P5"><text:s text:c="2"/>250 <text:s/>200 My Mug</text:p>
                  <text:p text:style-name="P5"/>
                  <text:p text:style-name="P5"><text:s text:c="2"/>250 <text:s/>150 My Mug</text:p>
                  <text:p text:style-name="P4"><text:span text:style-name="T5"><text:s text:c="2"/>empty object</text:span></text:p>
                </table:table-cell>
              </table:table-row>
            </table:table>
            <text:p text:style-name="P6"><text:span text:style-name="T6"/></text:p>
            <text:p text:style-name="P6"><text:soft-page-break/><text:span text:style-name="T6">QUESTION 2 - WALKTHROUGH - (10 MARKS):</text:span></text:p>
            <text:p text:style-name="P13">What is the exact output of the following program?  Show your rough work to avoid deductions.</text:p>
            <table:table table:name="Table4" table:style-name="Table4">
              <table:table-column table:style-name="Table4.A"/>
              <table:table-row>
                <table:table-cell table:style-name="Table4.A1" office:value-type="string">
                  <text:p text:style-name="P15"><text:s/><text:span text:style-name="T4">#include &lt;iostream&gt;</text:span></text:p>
                  <text:p text:style-name="P15"><text:s/><text:span text:style-name="T4">using namespace std;</text:span></text:p>
                  <text:p text:style-name="P14"/>
                  <text:p text:style-name="P15"><text:s/><text:span text:style-name="T4">class Cake {</text:span></text:p>
                  <text:p text:style-name="P15"><text:s text:c="5"/><text:span text:style-name="T4">int slices;</text:span></text:p>
                  <text:p text:style-name="P15"><text:s text:c="5"/><text:span text:style-name="T4">int left;</text:span></text:p>
                  <text:p text:style-name="P15"><text:s text:c="3"/><text:span text:style-name="T4">public:</text:span></text:p>
                  <text:p text:style-name="P15"><text:s text:c="5"/><text:span text:style-name="T4">Cake() {</text:span></text:p>
                  <text:p text:style-name="P15"><text:s text:c="9"/><text:span text:style-name="T4">slices = 0;</text:span></text:p>
                  <text:p text:style-name="P15"><text:s text:c="9"/><text:span text:style-name="T4">left <text:s text:c="2"/>= 0;</text:span></text:p>
                  <text:p text:style-name="P15"><text:s text:c="9"/><text:span text:style-name="T4">cout &lt;&lt; '#';</text:span></text:p>
                  <text:p text:style-name="P15"><text:s text:c="5"/><text:span text:style-name="T4">}</text:span></text:p>
                  <text:p text:style-name="P15"><text:s text:c="5"/><text:span text:style-name="T4">Cake(int s) {</text:span></text:p>
                  <text:p text:style-name="P15"><text:s text:c="9"/><text:span text:style-name="T4">slices = s;</text:span></text:p>
                  <text:p text:style-name="P15"><text:s text:c="9"/><text:span text:style-name="T4">left <text:s text:c="2"/>= s;</text:span></text:p>
                  <text:p text:style-name="P15"><text:s text:c="9"/><text:span text:style-name="T4">cout &lt;&lt; '%';</text:span></text:p>
                  <text:p text:style-name="P15"><text:s text:c="5"/><text:span text:style-name="T4">}</text:span></text:p>
                  <text:p text:style-name="P15"><text:s text:c="5"/><text:span text:style-name="T4">Cake(const Cake&amp; c) {</text:span></text:p>
                  <text:p text:style-name="P15"><text:s text:c="9"/><text:span text:style-name="T4">slices = c.slices;</text:span></text:p>
                  <text:p text:style-name="P15"><text:s text:c="9"/><text:span text:style-name="T4">left <text:s text:c="2"/>= c.left;</text:span></text:p>
                  <text:p text:style-name="P15"><text:s text:c="9"/><text:span text:style-name="T4">cout &lt;&lt; '^';</text:span></text:p>
                  <text:p text:style-name="P15"><text:s text:c="5"/><text:span text:style-name="T4">}</text:span></text:p>
                  <text:p text:style-name="P15"><text:s text:c="5"/><text:span text:style-name="T4">void operator--() {</text:span></text:p>
                  <text:p text:style-name="P15"><text:s text:c="9"/><text:span text:style-name="T4">if (left &gt; 0)</text:span></text:p>
                  <text:p text:style-name="P15"><text:s text:c="13"/><text:span text:style-name="T4">left--;</text:span></text:p>
                  <text:p text:style-name="P15"><text:s text:c="5"/><text:span text:style-name="T4">}</text:span></text:p>
                  <text:p text:style-name="P15"><text:s text:c="5"/><text:span text:style-name="T4">~Cake() {</text:span></text:p>
                  <text:p text:style-name="P15"><text:s text:c="9"/><text:span text:style-name="T4">display();</text:span></text:p>
                  <text:p text:style-name="P15"><text:s text:c="9"/><text:span text:style-name="T4">cout &lt;&lt; '$' &lt;&lt; endl;</text:span></text:p>
                  <text:p text:style-name="P15"><text:s text:c="5"/><text:span text:style-name="T4">}</text:span></text:p>
                  <text:p text:style-name="P15"><text:s text:c="5"/><text:span text:style-name="T4">void display() const {</text:span></text:p>
                  <text:p text:style-name="P15"><text:s text:c="9"/><text:span text:style-name="T4">cout &lt;&lt; slices &lt;&lt; ',' &lt;&lt; left;</text:span></text:p>
                  <text:p text:style-name="P15"><text:s text:c="5"/><text:span text:style-name="T4">}</text:span></text:p>
                  <text:p text:style-name="P15"><text:s/><text:span text:style-name="T4">};</text:span></text:p>
                  <text:p text:style-name="P14"/>
                  <text:p text:style-name="P15"><text:s/><text:span text:style-name="T4">class BirthdayCake : public Cake {</text:span></text:p>
                  <text:p text:style-name="P15"><text:s text:c="5"/><text:span text:style-name="T4">int candles;</text:span></text:p>
                  <text:p text:style-name="P15"><text:s text:c="5"/><text:span text:style-name="T4">int c_per_slice;</text:span></text:p>
                  <text:p text:style-name="P15"><text:s text:c="3"/><text:span text:style-name="T4">public:</text:span></text:p>
                  <text:p text:style-name="P15"><text:s text:c="5"/><text:span text:style-name="T4">BirthdayCake() {</text:span></text:p>
                  <text:p text:style-name="P15"><text:s text:c="9"/><text:span text:style-name="T4">candles = 0;</text:span></text:p>
                  <text:p text:style-name="P15"><text:s text:c="9"/><text:span text:style-name="T4">c_per_slice = 0;</text:span></text:p>
                  <text:p text:style-name="P15"><text:s text:c="9"/><text:span text:style-name="T4">cout &lt;&lt; '@';</text:span></text:p>
                  <text:p text:style-name="P15"><text:s text:c="5"/><text:span text:style-name="T4">}</text:span></text:p>
                  <text:p text:style-name="P15"><text:soft-page-break/><text:s text:c="5"/><text:span text:style-name="T4">BirthdayCake(int s, int c) : Cake(s) {</text:span></text:p>
                  <text:p text:style-name="P15"><text:s text:c="9"/><text:span text:style-name="T4">candles = c;</text:span></text:p>
                  <text:p text:style-name="P15"><text:s text:c="9"/><text:span text:style-name="T4">c_per_slice = c / s;</text:span></text:p>
                  <text:p text:style-name="P15"><text:s text:c="9"/><text:span text:style-name="T4">cout &lt;&lt; '*';</text:span></text:p>
                  <text:p text:style-name="P15"><text:s text:c="5"/><text:span text:style-name="T4">}</text:span></text:p>
                  <text:p text:style-name="P15"><text:s text:c="5"/><text:span text:style-name="T4">BirthdayCake(const BirthdayCake&amp; c) : Cake(c) {</text:span></text:p>
                  <text:p text:style-name="P15"><text:s text:c="9"/><text:span text:style-name="T4">candles = c.candles;</text:span></text:p>
                  <text:p text:style-name="P15"><text:s text:c="9"/><text:span text:style-name="T4">c_per_slice = c.c_per_slice;</text:span></text:p>
                  <text:p text:style-name="P15"><text:s text:c="9"/><text:span text:style-name="T4">cout &lt;&lt; '+';</text:span></text:p>
                  <text:p text:style-name="P15"><text:s text:c="5"/><text:span text:style-name="T4">}</text:span></text:p>
                  <text:p text:style-name="P15"><text:s text:c="5"/><text:span text:style-name="T4">void operator--() {</text:span></text:p>
                  <text:p text:style-name="P15"><text:s text:c="9"/><text:span text:style-name="T4">Cake::operator--(); <text:s/>// calls base class operator</text:span></text:p>
                  <text:p text:style-name="P15"><text:s text:c="9"/><text:span text:style-name="T4">candles -= c_per_slice;</text:span></text:p>
                  <text:p text:style-name="P15"><text:s text:c="5"/><text:span text:style-name="T4">}</text:span></text:p>
                  <text:p text:style-name="P15"><text:s text:c="5"/><text:span text:style-name="T4">~BirthdayCake() {</text:span></text:p>
                  <text:p text:style-name="P15"><text:s text:c="9"/><text:span text:style-name="T4">display();</text:span></text:p>
                  <text:p text:style-name="P15"><text:s text:c="9"/><text:span text:style-name="T4">cout &lt;&lt; '~' &lt;&lt; endl;</text:span></text:p>
                  <text:p text:style-name="P15"><text:s text:c="5"/><text:span text:style-name="T4">}</text:span></text:p>
                  <text:p text:style-name="P15"><text:s text:c="5"/><text:span text:style-name="T4">void display() const {</text:span></text:p>
                  <text:p text:style-name="P15"><text:s text:c="9"/><text:span text:style-name="T4">Cake::display();</text:span></text:p>
                  <text:p text:style-name="P15"><text:s text:c="9"/><text:span text:style-name="T4">cout &lt;&lt; ',' &lt;&lt; candles;</text:span></text:p>
                  <text:p text:style-name="P15"><text:s text:c="5"/><text:span text:style-name="T4">}</text:span></text:p>
                  <text:p text:style-name="P15"><text:s/><text:span text:style-name="T4">};</text:span></text:p>
                  <text:p text:style-name="P14"/>
                  <text:p text:style-name="P15"><text:s/><text:span text:style-name="T4">int main() {</text:span></text:p>
                  <text:p text:style-name="P15"><text:s text:c="5"/><text:span text:style-name="T4">BirthdayCake oop(12, 24);</text:span></text:p>
                  <text:p text:style-name="P15"><text:s text:c="5"/><text:span text:style-name="T4">Cake ipc(10);</text:span></text:p>
                  <text:p text:style-name="P15"><text:s text:c="5"/><text:span text:style-name="T4">cout &lt;&lt; "\n-----------" &lt;&lt; endl; // 11 dashes</text:span></text:p>
                  <text:p text:style-name="P14"/>
                  <text:p text:style-name="P15"><text:s text:c="5"/><text:span text:style-name="T4">oop.display();</text:span></text:p>
                  <text:p text:style-name="P15"><text:s text:c="5"/><text:span text:style-name="T4">cout &lt;&lt; endl;</text:span></text:p>
                  <text:p text:style-name="P15"><text:s text:c="5"/><text:span text:style-name="T4">ipc.display();</text:span></text:p>
                  <text:p text:style-name="P15"><text:s text:c="5"/><text:span text:style-name="T4">cout &lt;&lt; endl;</text:span></text:p>
                  <text:p text:style-name="P14"/>
                  <text:p text:style-name="P15"><text:s text:c="5"/><text:span text:style-name="T4">cout &lt;&lt; "-----------" &lt;&lt; endl; <text:s text:c="2"/>// 11 dashes</text:span></text:p>
                  <text:p text:style-name="P15"><text:s text:c="5"/><text:span text:style-name="T4">BirthdayCake gam = oop;</text:span></text:p>
                  <text:p text:style-name="P15"><text:s text:c="5"/><text:span text:style-name="T4">--ipc;</text:span></text:p>
                  <text:p text:style-name="P15"><text:s text:c="5"/><text:span text:style-name="T4">--gam;</text:span></text:p>
                  <text:p text:style-name="P15"><text:s text:c="5"/><text:span text:style-name="T4">cout &lt;&lt; endl;</text:span></text:p>
                  <text:p text:style-name="P15"><text:s text:c="5"/><text:span text:style-name="T4">gam.display();</text:span></text:p>
                  <text:p text:style-name="P15"><text:s text:c="5"/><text:span text:style-name="T4">cout &lt;&lt; endl;</text:span></text:p>
                  <text:p text:style-name="P15"><text:s text:c="5"/><text:span text:style-name="T4">cout &lt;&lt; "-----------" &lt;&lt; endl; <text:s text:c="2"/>// 11 dashes</text:span></text:p>
                  <text:p text:style-name="P14"/>
                  <text:p text:style-name="P15"><text:s text:c="5"/><text:span text:style-name="T4">return 0;</text:span></text:p>
                  <text:p text:style-name="P19"><text:s/><text:span text:style-name="T4">}</text:span></text:p>
                </table:table-cell>
              </table:table-row>
            </table:table>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erif"/>
    <style:font-face style:name="OpenSymbol" svg:font-family="OpenSymbol"/>
    <style:font-face style:name="Tahoma1" svg:font-family="Tahoma"/>
    <style:font-face style:name="Verdana" svg:font-family="Verdana, serif"/>
    <style:font-face style:name="Courier New1" svg:font-family="'Courier New'" style:font-family-generic="modern" style:font-pitch="fixed"/>
    <style:font-face style:name="Courier New2" svg:font-family="'Courier New', serif"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zalwinski</meta:initial-creator>
    <meta:creation-date>2010-04-08T11:36:18.67</meta:creation-date>
    <dc:date>2010-04-08T11:47:55.69</dc:date>
    <dc:creator>Chris Szalwinski</dc:creator>
    <meta:editing-duration>PT00H11M36S</meta:editing-duration>
    <meta:editing-cycles>3</meta:editing-cycles>
    <meta:generator>OpenOffice.org/3.1$Win32 OpenOffice.org_project/310m19$Build-9420</meta:generator>
    <meta:printed-by>Chris Szalwinski</meta:printed-by>
    <meta:print-date>2010-04-08T11:37:04.83</meta:print-date>
    <meta:document-statistic meta:table-count="3" meta:image-count="0" meta:object-count="0" meta:page-count="4" meta:paragraph-count="125" meta:word-count="859" meta:character-count="5195"/>
  </office:meta>
</office:document-meta>
</file>